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8b7e2"/>
    </style:style>
    <style:style style:name="P2" style:family="paragraph" style:parent-style-name="Standard">
      <style:text-properties officeooo:paragraph-rsid="0008b7e2"/>
    </style:style>
    <style:style style:name="T1" style:family="text">
      <style:text-properties officeooo:rsid="0008b7e2"/>
    </style:style>
    <style:style style:name="T2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officeooo:rsid="0008b7e2" style:text-blinking="false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officeooo:rsid="000ae4f0" style:text-blinking="false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officeooo:rsid="000c0407" style:text-blinking="false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officeooo:rsid="000d9b95" style:text-blinking="false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monospace" fo:font-size="12pt" fo:letter-spacing="normal" fo:font-style="normal" style:text-underline-style="none" fo:font-weight="normal" officeooo:rsid="000f161e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start OpenMRS System Test</text:p>
      <text:p text:style-name="Standard"/>
      <text:p text:style-name="Standard">System Test</text:p>
      <text:p text:style-name="Standard"/>
      <text:p text:style-name="P1"><text:span text:style-name="T1">1. open Konsole</text:span></text:p>
      <text:p text:style-name="P1"><text:span text:style-name="Source_20_Text"><text:span text:style-name="T3"/></text:span></text:p>
      <text:p text:style-name="P1"><text:span text:style-name="Source_20_Text"><text:span text:style-name="T3">Before the next steps make sure </text:span></text:span><text:span text:style-name="Source_20_Text"><text:span text:style-name="T5">the </text:span></text:span><text:span text:style-name="Source_20_Text"><text:span text:style-name="T3">OpenMRS </text:span></text:span><text:span text:style-name="Source_20_Text"><text:span text:style-name="T5">server </text:span></text:span><text:span text:style-name="Source_20_Text"><text:span text:style-name="T3">is not running</text:span></text:span></text:p>
      <text:p text:style-name="P1"><text:span text:style-name="Source_20_Text"><text:span text:style-name="T3"/></text:span></text:p>
      <text:p text:style-name="P1"><text:span text:style-name="Source_20_Text"><text:span text:style-name="T6">2</text:span></text:span><text:span text:style-name="Source_20_Text"><text:span text:style-name="T3">.run the command “mysql --user=root -p soft160 &lt; </text:span></text:span><text:span text:style-name="Source_20_Text"><text:span text:style-name="T4">&lt;path-to-openmrs-client&gt;</text:span></text:span><text:span text:style-name="Source_20_Text"><text:span text:style-name="T3">/</text:span></text:span><text:span text:style-name="Source_20_Text"><text:span text:style-name="T4">pediatric_sepsis/system_tests/</text:span></text:span><text:span text:style-name="Source_20_Text"><text:span text:style-name="T3">teamA1PatientData.sql”, </text:span></text:span><text:span text:style-name="Source_20_Text"><text:span text:style-name="T7">replacing &lt;path-to-openmrs-client&gt; with the path to the cloned repository.</text:span></text:span></text:p>
      <text:p text:style-name="P1"><text:span text:style-name="Source_20_Text"><text:span text:style-name="T6">3</text:span></text:span><text:span text:style-name="Source_20_Text"><text:span text:style-name="T3">.enter the password ‘cse’</text:span></text:span></text:p>
      <text:p text:style-name="P1"><text:span text:style-name="Source_20_Text"><text:span text:style-name="T3"/></text:span></text:p>
      <text:p text:style-name="P1"><text:span text:style-name="Source_20_Text"><text:span text:style-name="T3">After this you can now start using the patient information from the sql and can create your own patient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58:57.818175748</meta:creation-date>
    <dc:date>2018-12-06T22:40:39.951028343</dc:date>
    <meta:editing-duration>PT12M20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65" meta:character-count="457" meta:non-whitespace-character-count="400"/>
  </office:meta>
</office:document-meta>
</file>